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svg:font-family="Courier" style:font-family-generic="modern"/>
    <style:font-face style:name="Times New Roman2" svg:font-family="'Times New Roman'" style:font-adornments="Regular" style:font-family-generic="roman"/>
    <style:font-face style:name="DejaVu Sans" svg:font-family="'DejaVu Sans', 'Times New Roman'"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padding="0cm" fo:border-left="none" fo:border-right="none" fo:border-top="none" fo:border-bottom="0.51pt solid #000000" style:shadow="none"/>
      <style:text-properties officeooo:paragraph-rsid="0021d881"/>
    </style:style>
    <style:style style:name="P2" style:family="paragraph" style:parent-style-name="Footer">
      <style:paragraph-properties fo:text-align="center" style:justify-single-word="false" fo:padding="0cm" fo:border-left="none" fo:border-right="none" fo:border-top="0.51pt solid #000000" fo:border-bottom="none" style:shadow="none"/>
    </style:style>
    <style:style style:name="P3" style:family="paragraph" style:parent-style-name="Standard">
      <style:text-properties fo:language="pt" fo:country="BR" fo:font-style="italic" style:font-style-asian="italic" style:language-complex="ar" style:country-complex="SA"/>
    </style:style>
    <style:style style:name="P4" style:family="paragraph" style:parent-style-name="Standard">
      <style:text-properties fo:language="pt" fo:country="BR" style:language-complex="ar" style:country-complex="SA"/>
    </style:style>
    <style:style style:name="P5" style:family="paragraph" style:parent-style-name="Text_20_body_20_indent">
      <style:text-properties fo:language="pt" fo:country="BR" style:language-complex="ar" style:country-complex="SA"/>
    </style:style>
    <style:style style:name="P6" style:family="paragraph" style:parent-style-name="Text_20_body_20_indent">
      <style:text-properties fo:font-size="10pt" fo:language="pt" fo:country="BR" style:font-size-asian="10pt" style:font-size-complex="10pt" style:language-complex="ar" style:country-complex="SA"/>
    </style:style>
    <style:style style:name="P7"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style:language-complex="ar" style:country-complex="SA"/>
    </style:style>
    <style:style style:name="P8"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paragraph-rsid="009c44d6" style:language-complex="ar" style:country-complex="SA"/>
    </style:style>
    <style:style style:name="P9"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paragraph-rsid="00c1cfb8" style:language-complex="ar" style:country-complex="SA"/>
    </style:style>
    <style:style style:name="P10"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paragraph-rsid="00cf190d" style:language-complex="ar" style:country-complex="SA"/>
    </style:style>
    <style:style style:name="P11"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4cd74f" officeooo:paragraph-rsid="004cd74f" style:language-complex="ar" style:country-complex="SA"/>
    </style:style>
    <style:style style:name="P12"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57d2f6" officeooo:paragraph-rsid="0057d2f6" style:language-complex="ar" style:country-complex="SA"/>
    </style:style>
    <style:style style:name="P13"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57d2f6" officeooo:paragraph-rsid="00914f24" style:language-complex="ar" style:country-complex="SA"/>
    </style:style>
    <style:style style:name="P14"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513009" officeooo:paragraph-rsid="004cd74f" style:language-complex="ar" style:country-complex="SA"/>
    </style:style>
    <style:style style:name="P15"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9f3f96" officeooo:paragraph-rsid="009f3f96" style:language-complex="ar" style:country-complex="SA"/>
    </style:style>
    <style:style style:name="P16"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9c44d6" officeooo:paragraph-rsid="009c44d6" style:language-complex="ar" style:country-complex="SA"/>
    </style:style>
    <style:style style:name="P17"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9c44d6" officeooo:paragraph-rsid="00fc798b" style:language-complex="ar" style:country-complex="SA"/>
    </style:style>
    <style:style style:name="P18"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a931d4" officeooo:paragraph-rsid="0109feb8" style:language-complex="ar" style:country-complex="SA"/>
    </style:style>
    <style:style style:name="P19"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style:use-window-font-color="true" style:font-name="Times New Roman" fo:font-size="10pt" fo:language="pt" fo:country="BR" officeooo:paragraph-rsid="00475980" style:font-name-asian="Times New Roman" style:font-size-asian="10pt" style:font-name-complex="Times New Roman" style:font-size-complex="10pt" style:language-complex="ar" style:country-complex="SA"/>
    </style:style>
    <style:style style:name="P20"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officeooo:paragraph-rsid="006a5351"/>
    </style:style>
    <style:style style:name="P21" style:family="paragraph" style:parent-style-name="IEEE_20_Author_20_Affiliation">
      <style:text-properties fo:font-size="12pt" style:font-size-asian="12pt"/>
    </style:style>
    <style:style style:name="P22" style:family="paragraph" style:parent-style-name="IEEE_20_Author_20_Affiliation">
      <style:text-properties officeooo:paragraph-rsid="001c544a"/>
    </style:style>
    <style:style style:name="P23" style:family="paragraph" style:parent-style-name="Abstract_20_Title">
      <style:text-properties fo:language="pt" fo:country="BR" style:language-complex="ar" style:country-complex="SA"/>
    </style:style>
    <style:style style:name="P24" style:family="paragraph" style:parent-style-name="Footnote">
      <style:text-properties officeooo:paragraph-rsid="001f9381"/>
    </style:style>
    <style:style style:name="P25" style:family="paragraph" style:parent-style-name="References">
      <style:paragraph-properties fo:margin-top="0cm" fo:margin-bottom="0cm" loext:contextual-spacing="false" fo:text-align="justify" style:justify-single-word="false" fo:orphans="2" fo:widows="2" style:writing-mode="lr-tb"/>
      <style:text-properties fo:language="pt" fo:country="BR" style:language-complex="ar" style:country-complex="SA"/>
    </style:style>
    <style:style style:name="P26" style:family="paragraph" style:parent-style-name="Illustration">
      <style:paragraph-properties fo:text-align="center" style:justify-single-word="false"/>
    </style:style>
    <style:style style:name="P27" style:family="paragraph" style:parent-style-name="Table_20_Contents_20__28_user_29_">
      <style:paragraph-properties style:snap-to-layout-grid="false"/>
    </style:style>
    <style:style style:name="P28" style:family="paragraph" style:parent-style-name="Table_20_Contents_20__28_user_29_">
      <style:paragraph-properties fo:text-align="center" style:justify-single-word="false"/>
    </style:style>
    <style:style style:name="P29" style:family="paragraph" style:parent-style-name="Table">
      <style:paragraph-properties fo:keep-with-next="always"/>
    </style:style>
    <style:style style:name="P30" style:family="paragraph" style:parent-style-name="Heading_20_1">
      <style:text-properties fo:language="pt" fo:country="BR" style:language-complex="ar" style:country-complex="SA"/>
    </style:style>
    <style:style style:name="P31" style:family="paragraph" style:parent-style-name="Heading_20_1">
      <style:text-properties fo:language="pt" fo:country="BR" officeooo:rsid="004cd74f" officeooo:paragraph-rsid="004cd74f" style:language-complex="ar" style:country-complex="SA"/>
    </style:style>
    <style:style style:name="P32" style:family="paragraph" style:parent-style-name="Heading_20_1">
      <style:text-properties fo:language="pt" fo:country="BR" officeooo:rsid="00a8fafd" officeooo:paragraph-rsid="00a8fafd" style:language-complex="ar" style:country-complex="SA"/>
    </style:style>
    <style:style style:name="P33" style:family="paragraph" style:parent-style-name="Heading_20_1">
      <style:text-properties fo:language="pt" fo:country="BR" officeooo:rsid="00bcc8a6" officeooo:paragraph-rsid="00bcc8a6" style:language-complex="ar" style:country-complex="SA"/>
    </style:style>
    <style:style style:name="P34" style:family="paragraph" style:parent-style-name="Heading_20_1">
      <style:text-properties fo:language="pt" fo:country="BR" officeooo:rsid="00d7e775" officeooo:paragraph-rsid="00d7e775" style:language-complex="ar" style:country-complex="SA"/>
    </style:style>
    <style:style style:name="P35" style:family="paragraph" style:parent-style-name="Heading_20_1">
      <style:paragraph-properties fo:text-align="justify" style:justify-single-word="false" fo:orphans="2" fo:widows="2" style:writing-mode="lr-tb"/>
      <style:text-properties style:use-window-font-color="true" style:font-name="Times New Roman" fo:language="pt" fo:country="BR" officeooo:rsid="002ac5bd" officeooo:paragraph-rsid="002ac5bd" style:font-name-asian="Times New Roman" style:font-name-complex="Times New Roman" style:font-size-complex="10pt" style:language-complex="ar" style:country-complex="SA"/>
    </style:style>
    <style:style style:name="P36" style:family="paragraph" style:parent-style-name="Heading_20_1">
      <style:paragraph-properties fo:text-align="justify" style:justify-single-word="false" fo:orphans="2" fo:widows="2" style:writing-mode="lr-tb"/>
      <style:text-properties style:use-window-font-color="true" style:font-name="Times New Roman" fo:language="pt" fo:country="BR" officeooo:rsid="003f4d83" officeooo:paragraph-rsid="003f4d83" style:font-name-asian="Times New Roman" style:font-name-complex="Times New Roman" style:font-size-complex="10pt" style:language-complex="ar" style:country-complex="SA"/>
    </style:style>
    <style:style style:name="P37" style:family="paragraph" style:parent-style-name="Heading_20_1">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475980" officeooo:paragraph-rsid="00475980" style:language-complex="ar" style:country-complex="SA"/>
    </style:style>
    <style:style style:name="P38" style:family="paragraph" style:parent-style-name="Text_20_body_20_indent">
      <style:text-properties fo:language="pt" fo:country="BR" officeooo:rsid="00244c3a" officeooo:paragraph-rsid="01341b07" style:language-complex="ar" style:country-complex="SA"/>
    </style:style>
    <style:style style:name="P39" style:family="paragraph" style:parent-style-name="Text_20_body_20_indent">
      <style:text-properties fo:font-size="10pt" fo:language="pt" fo:country="BR" officeooo:rsid="002ac5bd" officeooo:paragraph-rsid="0136d4b4" style:font-size-asian="10pt" style:language-complex="ar" style:country-complex="SA"/>
    </style:style>
    <style:style style:name="P40" style:family="paragraph" style:parent-style-name="Abstract_20_Text">
      <style:text-properties officeooo:paragraph-rsid="0131e880"/>
    </style:style>
    <style:style style:name="P41"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officeooo:rsid="003f4d83" officeooo:paragraph-rsid="013cbc05"/>
    </style:style>
    <style:style style:name="P42"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4cd74f" officeooo:paragraph-rsid="0144e08a" style:language-complex="ar" style:country-complex="SA"/>
    </style:style>
    <style:style style:name="P43"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4cd74f" officeooo:paragraph-rsid="0146d173" style:language-complex="ar" style:country-complex="SA"/>
    </style:style>
    <style:style style:name="P44" style:family="paragraph" style:parent-style-name="First_20_line_20_indent">
      <style:paragraph-properties fo:margin-left="0cm" fo:margin-right="0cm" fo:margin-top="0cm" fo:margin-bottom="0cm" loext:contextual-spacing="false" fo:text-align="justify" style:justify-single-word="false" fo:orphans="2" fo:widows="2" fo:text-indent="0.617cm" style:auto-text-indent="false" style:writing-mode="lr-tb"/>
      <style:text-properties fo:language="pt" fo:country="BR" officeooo:rsid="009c44d6" officeooo:paragraph-rsid="0144e08a" style:language-complex="ar" style:country-complex="SA"/>
    </style:style>
    <style:style style:name="P45" style:family="paragraph" style:parent-style-name="IEEE_20_Title" style:master-page-name="Standard">
      <style:paragraph-properties style:page-number="auto"/>
    </style:style>
    <style:style style:name="T1" style:family="text">
      <style:text-properties officeooo:rsid="0021ae53"/>
    </style:style>
    <style:style style:name="T2" style:family="text">
      <style:text-properties officeooo:rsid="001fed77"/>
    </style:style>
    <style:style style:name="T3" style:family="text">
      <style:text-properties fo:font-style="italic" officeooo:rsid="00475980" style:font-style-asian="italic" style:font-style-complex="italic"/>
    </style:style>
    <style:style style:name="T4" style:family="text">
      <style:text-properties fo:font-style="italic" officeooo:rsid="00be6fed" style:font-style-asian="italic" style:font-style-complex="italic"/>
    </style:style>
    <style:style style:name="T5" style:family="text">
      <style:text-properties fo:font-style="italic" officeooo:rsid="00c1c4cf" style:font-style-asian="italic" style:font-style-complex="italic"/>
    </style:style>
    <style:style style:name="T6" style:family="text">
      <style:text-properties fo:font-style="italic" officeooo:rsid="01245e86" style:font-style-asian="italic" style:font-style-complex="italic"/>
    </style:style>
    <style:style style:name="T7" style:family="text">
      <style:text-properties fo:font-style="italic" officeooo:rsid="012aa461" style:font-style-asian="italic" style:font-style-complex="italic"/>
    </style:style>
    <style:style style:name="T8" style:family="text">
      <style:text-properties fo:font-style="italic" officeooo:rsid="0144e08a" style:font-style-asian="italic" style:font-style-complex="italic"/>
    </style:style>
    <style:style style:name="T9" style:family="text">
      <style:text-properties fo:font-style="italic" style:text-underline-style="none" officeooo:rsid="01245e86" style:font-style-asian="italic" style:font-style-complex="italic"/>
    </style:style>
    <style:style style:name="T10" style:family="text">
      <style:text-properties style:use-window-font-color="true" style:font-name="Times New Roman" fo:font-size="9pt" style:font-name-asian="Times New Roman" style:font-size-asian="9pt" style:font-name-complex="Times New Roman" style:font-size-complex="9pt"/>
    </style:style>
    <style:style style:name="T11" style:family="text">
      <style:text-properties style:use-window-font-color="true" style:font-name="Times New Roman" fo:font-size="9pt" officeooo:rsid="00d8741c" style:font-name-asian="Times New Roman" style:font-size-asian="9pt" style:font-name-complex="Times New Roman" style:font-size-complex="9pt"/>
    </style:style>
    <style:style style:name="T12" style:family="text">
      <style:text-properties style:use-window-font-color="true" style:font-name="Times New Roman" fo:font-size="9pt" officeooo:rsid="00db1883" style:font-name-asian="Times New Roman" style:font-size-asian="9pt" style:font-name-complex="Times New Roman" style:font-size-complex="9pt"/>
    </style:style>
    <style:style style:name="T13" style:family="text">
      <style:text-properties fo:font-style="normal" style:font-style-asian="normal" style:font-style-complex="normal"/>
    </style:style>
    <style:style style:name="T14" style:family="text">
      <style:text-properties fo:font-style="normal" officeooo:rsid="00c1c4cf" style:font-style-asian="normal" style:font-style-complex="normal"/>
    </style:style>
    <style:style style:name="T15" style:family="text">
      <style:text-properties fo:font-style="normal" officeooo:rsid="01245e86" style:font-style-asian="normal" style:font-style-complex="normal"/>
    </style:style>
    <style:style style:name="T16" style:family="text">
      <style:text-properties fo:font-style="normal" officeooo:rsid="012aa461" style:font-style-asian="normal" style:font-style-complex="normal"/>
    </style:style>
    <style:style style:name="T17" style:family="text">
      <style:text-properties style:text-position="super 58%"/>
    </style:style>
    <style:style style:name="T18" style:family="text">
      <style:text-properties officeooo:rsid="0021d881"/>
    </style:style>
    <style:style style:name="T19" style:family="text">
      <style:text-properties officeooo:rsid="00230b65"/>
    </style:style>
    <style:style style:name="T20" style:family="text">
      <style:text-properties officeooo:rsid="002d24a7"/>
    </style:style>
    <style:style style:name="T21" style:family="text">
      <style:text-properties officeooo:rsid="00475980"/>
    </style:style>
    <style:style style:name="T22" style:family="text">
      <style:text-properties officeooo:rsid="0058182c"/>
    </style:style>
    <style:style style:name="T23" style:family="text">
      <style:text-properties officeooo:rsid="0059f527"/>
    </style:style>
    <style:style style:name="T24" style:family="text">
      <style:text-properties officeooo:rsid="006e72c3"/>
    </style:style>
    <style:style style:name="T25" style:family="text">
      <style:text-properties officeooo:rsid="00914f24"/>
    </style:style>
    <style:style style:name="T26" style:family="text">
      <style:text-properties officeooo:rsid="0097b3eb"/>
    </style:style>
    <style:style style:name="T27" style:family="text">
      <style:text-properties officeooo:rsid="00a558d7"/>
    </style:style>
    <style:style style:name="T28" style:family="text">
      <style:text-properties officeooo:rsid="00a7e5b8"/>
    </style:style>
    <style:style style:name="T29" style:family="text">
      <style:text-properties officeooo:rsid="00be6fed"/>
    </style:style>
    <style:style style:name="T30" style:family="text">
      <style:text-properties officeooo:rsid="00e156a8"/>
    </style:style>
    <style:style style:name="T31" style:family="text">
      <style:text-properties officeooo:rsid="00e45827"/>
    </style:style>
    <style:style style:name="T32" style:family="text">
      <style:text-properties fo:language="pt" fo:country="BR" officeooo:rsid="00513009" style:language-complex="ar" style:country-complex="SA"/>
    </style:style>
    <style:style style:name="T33" style:family="text">
      <style:text-properties fo:language="pt" fo:country="BR" officeooo:rsid="00f2c48c" style:language-complex="ar" style:country-complex="SA"/>
    </style:style>
    <style:style style:name="T34" style:family="text">
      <style:text-properties fo:language="pt" fo:country="BR" officeooo:rsid="00f3ebc2" style:language-complex="ar" style:country-complex="SA"/>
    </style:style>
    <style:style style:name="T35" style:family="text">
      <style:text-properties fo:language="pt" fo:country="BR" officeooo:rsid="0030ee46" style:language-complex="ar" style:country-complex="SA"/>
    </style:style>
    <style:style style:name="T36" style:family="text">
      <style:text-properties fo:language="pt" fo:country="BR" officeooo:rsid="0118be1e" style:language-complex="ar" style:country-complex="SA"/>
    </style:style>
    <style:style style:name="T37" style:family="text">
      <style:text-properties fo:language="pt" fo:country="BR" officeooo:rsid="011d31b7" style:language-complex="ar" style:country-complex="SA"/>
    </style:style>
    <style:style style:name="T38" style:family="text">
      <style:text-properties fo:language="pt" fo:country="BR" officeooo:rsid="012b1137" style:language-complex="ar" style:country-complex="SA"/>
    </style:style>
    <style:style style:name="T39" style:family="text">
      <style:text-properties fo:language="pt" fo:country="BR" officeooo:rsid="013044bd" style:language-complex="ar" style:country-complex="SA"/>
    </style:style>
    <style:style style:name="T40" style:family="text">
      <style:text-properties fo:language="pt" fo:country="BR" officeooo:rsid="0131e880" style:language-complex="ar" style:country-complex="SA"/>
    </style:style>
    <style:style style:name="T41" style:family="text">
      <style:text-properties fo:language="pt" fo:country="BR" officeooo:rsid="013cbc05" style:language-complex="ar" style:country-complex="SA"/>
    </style:style>
    <style:style style:name="T42" style:family="text">
      <style:text-properties officeooo:rsid="00e8405a"/>
    </style:style>
    <style:style style:name="T43" style:family="text">
      <style:text-properties officeooo:rsid="00ec88b1"/>
    </style:style>
    <style:style style:name="T44" style:family="text">
      <style:text-properties officeooo:rsid="00f4be1d"/>
    </style:style>
    <style:style style:name="T45" style:family="text">
      <style:text-properties officeooo:rsid="00f6aea7"/>
    </style:style>
    <style:style style:name="T46" style:family="text">
      <style:text-properties officeooo:rsid="00fa2daa"/>
    </style:style>
    <style:style style:name="T47" style:family="text">
      <style:text-properties officeooo:rsid="00fc798b"/>
    </style:style>
    <style:style style:name="T48" style:family="text">
      <style:text-properties officeooo:rsid="01245e86"/>
    </style:style>
    <style:style style:name="T49" style:family="text">
      <style:text-properties officeooo:rsid="012aa461"/>
    </style:style>
    <style:style style:name="T50" style:family="text">
      <style:text-properties officeooo:rsid="0118be1e"/>
    </style:style>
    <style:style style:name="T51" style:family="text">
      <style:text-properties officeooo:rsid="0132d227"/>
    </style:style>
    <style:style style:name="T52" style:family="text">
      <style:text-properties officeooo:rsid="01355162"/>
    </style:style>
    <style:style style:name="T53" style:family="text">
      <style:text-properties officeooo:rsid="013cbc05"/>
    </style:style>
    <style:style style:name="T54" style:family="text">
      <style:text-properties officeooo:rsid="0144dcb1"/>
    </style:style>
    <style:style style:name="T55" style:family="text">
      <style:text-properties officeooo:rsid="0144e08a"/>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Analisador sintático</text:span><text:note text:id="ftn1" text:note-class="footnote"><text:note-citation>1</text:note-citation><text:note-body><text:p text:style-name="P24">Trabalho desenvolvido para a disciplina de <text:span text:style-name="T2">BCC36B – Compiladores</text:span></text:p></text:note-body></text:note></text:p>
      <text:p text:style-name="IEEE_20_Author_20_Name"><text:span text:style-name="T18">Alexandre Yuji Kajihara</text:span><text:span text:style-name="T17">1</text:span></text:p>
      <text:p text:style-name="IEEE_20_Author_20_Affiliation">Universidade Tecnológica Federal do Paraná – UTFPR</text:p>
      <text:p text:style-name="P22"><text:span text:style-name="T19">DACOM – Departamento Acâdemico de Computação do Curso de Bacharelado em Ciência da Computação</text:span><text:line-break/>Campo Mourão, Paraná, Brasil</text:p>
      <text:p text:style-name="IEEE_20_Author_20_Email"><text:span text:style-name="T17">1</text:span><text:span text:style-name="T18">alexandre.ykz</text:span>@<text:span text:style-name="T18">gmail</text:span>.com</text:p>
      <text:p text:style-name="P21"/>
      <text:section text:style-name="Sect1" text:name="Seção1">
        <text:p text:style-name="P23">Resumo</text:p>
        <text:p text:style-name="P3"/>
        <text:p text:style-name="P40"><text:span text:style-name="T35">Para desenvolver um compilador é necessário várias etapas, e uma delas é o analisador </text:span><text:span text:style-name="T36">sintático. </text:span><text:span text:style-name="T39">Para se ter o analisador sintático o único requisito é ter a análise léxica, já que os tokens que são retornado na etapa anteriores são utilizados nessa etapa atual, em que cada token retornado verificamos se existe a compatibilidade com o tipo de código-fonte aceito pela linguagem T++. </text:span><text:span text:style-name="T40">Na análise sintática, definimos a</text:span><text:span text:style-name="T36"> notação BNF (</text:span>Backus-Naur Form <text:span text:style-name="T13">ou</text:span> Backus Normal Form<text:span text:style-name="T36">) </text:span><text:span text:style-name="T40">e ações, em que isso é necessário verificar se o arquivo de entrada é compatível com o formato do código-fonte aceito pela linguagem T++, em que por exemplo, não podemos ter expressões de condição fora de uma função.</text:span><text:span text:style-name="T36"> </text:span><text:span text:style-name="T40">Com a BNF definida, começamos a desenvolver a análise sintática em que u</text:span><text:span text:style-name="T37">tilizamos o GNU Bison,</text:span><text:span text:style-name="T40"> o Flex em que foram necessárias algumas mudanças na parte da análise léxica para obter sucesso nessa etapa, e alguns conhecimentos da linguagem de programação C, para que se possa representar a árvore sintática.<text:tab/></text:span><text:span text:style-name="T35">O relatório está dividido em oito partes que são: introdução, objetivo, fundamentação, materiais, procedimentos e resultados, discussão dos resultados, conclusões e referências.</text:span></text:p>
        <text:p text:style-name="P4"/>
        <text:list xml:id="list700174303411572589" text:style-name="Numbering_20_1">
          <text:list-item>
            <text:p text:style-name="P30">Introdução</text:p>
          </text:list-item>
        </text:list>
        <text:p text:style-name="P38">Para montar o analisador sintático foi necessário saber como funciona a linguagem T+, <text:span text:style-name="T51">o conhecimento anterior visto na etapa da análise léxica, de o que é uma variável, uma função, etc, e de como é estruturado um código na linguagem T++. Por exemplo, só podemos fazer duas operações fora de funções, que seria definir variáveis e atribuir valores.</text:span> <text:span text:style-name="T52">Ter e</text:span>ssas informações são necessárias para verificar se existe <text:span text:style-name="T52">o código de entrada segue a estrutura compatível </text:span>pela linguagem T++, e também <text:span text:style-name="T52">ela será fundamental para etapa que vem que seria a análise semântica, em que verificamos pela árvore sintática se uma variável foi declarada ou não</text:span>.</text:p>
        <text:p text:style-name="P5"/>
        <text:list xml:id="list20247345611182" text:continue-numbering="true" text:style-name="Numbering_20_1">
          <text:list-item>
            <text:p text:style-name="P35">Objetivo</text:p>
          </text:list-item>
        </text:list>
        <text:p text:style-name="P39">O objetivo d<text:span text:style-name="T20">e desenvolver o </text:span>analisador <text:span text:style-name="T48">sintático</text:span> é conseguir <text:span text:style-name="T48">montar a árvore sintática, verificando se o conteúdo do código de entrada é aceitado pelas notações BNF (</text:span><text:span text:style-name="T6">Backus-Naur Form</text:span><text:span text:style-name="T48"> </text:span><text:span text:style-name="T15">ou</text:span><text:span text:style-name="T48"> </text:span><text:span text:style-name="T9">Backus Normal Form</text:span><text:span text:style-name="T48">) da linguagem T++.</text:span></text:p>
        <text:p text:style-name="P6"/>
        <text:list xml:id="list20247754130403" text:continue-numbering="true" text:style-name="Numbering_20_1">
          <text:list-item>
            <text:p text:style-name="P36">Fundamentação</text:p>
          </text:list-item>
        </text:list>
        <text:p text:style-name="P41">Os fundamentos necessários para implementar esse o analisador léxico foi <text:span text:style-name="T49">ter a BNF </text:span><text:span text:style-name="T36">(</text:span><text:span text:style-name="T7">Backus-Naur Form</text:span><text:span text:style-name="T49"> </text:span><text:span text:style-name="T16">ou</text:span><text:span text:style-name="T49"> </text:span><text:span text:style-name="T7">Backus Normal Form</text:span><text:span text:style-name="T36">) </text:span><text:span text:style-name="T38">para verificar se o código </text:span><text:span text:style-name="T41">é aquilo esperado pela nossa linguagem, que no nosso caso é a </text:span><text:span text:style-name="T38">linguagem T++</text:span>. <text:span text:style-name="T53">Para validar isso utilizamos o GNU Bison, que seria um compilador de compilador, compatível com o YACC e trabalha em conjunto com o Flex. O Bison aceita um arquivos no formato .Y, então criamos um arquivo chamado parser.y na qual o conteúdo dele é os tokens que foram retornados na etapa anteriormente, mas as notações da BNF. Além disso, foi necessário relembrar alguns conceitos do Flex e da linguagem de programação C. No Flex foram necessárias algumas mudanças na análise léxica para se adequar a análise sintática, e, a linguagem de programação C nos ajudou a montar a árvore sintática.</text:span></text:p>
        <text:p text:style-name="P19"><text:s/></text:p>
        <text:list xml:id="list20249255880205" text:continue-numbering="true" text:style-name="Numbering_20_1">
          <text:list-item>
            <text:p text:style-name="P37">Materiais</text:p>
          </text:list-item>
        </text:list>
        <text:p text:style-name="P7"><text:span text:style-name="T21">Os materiais utilizados foram um </text:span><text:span text:style-name="T3">laptop</text:span><text:span text:style-name="T21"> com o Sistema Operacional Ubuntu 16.10 64 bits com a configuração Intel Core i7-6500U, 16 GB de memória RAM (</text:span><text:span text:style-name="T3">Random Access Memory</text:span><text:span text:style-name="T21">), um compilador para linguagem C que foi o GCC na versão 6.2.0, o LEX na versão 2.6.1, gedit na versão 3.22.0, alguns códigos em T++ e o GNU Bison versão 3.0.4 para a análise sintática. Com o gedit que é um editor de texto escrevemos alguns códigos na linguagem T+, o arquivo scanner.l que é o que é aceito pelo LEX e o parser.y que é formato compatível com o GNU Bison. Com o GCC, LEX e GNU Bison, criamos nosso analisador sintático que aceita a linguagem T++.</text:span></text:p>
        <text:p text:style-name="P11"><text:soft-page-break/></text:p>
        <text:p text:style-name="P7"/>
        <text:list xml:id="list20249149498056" text:continue-numbering="true" text:style-name="Numbering_20_1">
          <text:list-item>
            <text:p text:style-name="P31">Procedimentos <text:span text:style-name="T27">e resultados</text:span></text:p>
          </text:list-item>
        </text:list>
        <text:p text:style-name="P43">Para começar o analisador <text:span text:style-name="T54">sintático</text:span> <text:span text:style-name="T54">foi definido qual é a estrutura da nossa linguagem </text:span>T++. <text:span text:style-name="T55">Em que podemos ter fora de funções declaração de variáveis, e atribuição de valores que seria consideradas variáveis globais. Já dentro de funções podemos ter funções com três tipos de retorno, que seria o ponto flutuante, inteiro e </text:span><text:span text:style-name="T8">void</text:span><text:span text:style-name="T55"> (ou seja, não retorna <text:s/>nada), uma função tem um nome, pode ou não ter uma lista de parâmetros, e deve se ter um “corpo” nessa função. Esse corpo seria composto de declarações de variáveis, atribuições, expressões de condição, laços de repetição, <text:s/>chamada de funções (que podem ser de leitura, escrita, ou as definidas pelo usuário), podemos ter três tipos de valores que seriam um valor de ponto flutuante (números decimais), números inteiros (números sem decimais) e números exponenciais. Todas essas características que um código-fonte da linguagem T++, foram definidas através de notações BNF (</text:span><text:span text:style-name="T7">Backus-Naur Form</text:span><text:span text:style-name="T49"> </text:span><text:span text:style-name="T16">ou</text:span><text:span text:style-name="T49"> </text:span><text:span text:style-name="T7">Backus Normal Form</text:span><text:span text:style-name="T50">), como podemos ver uma parte dela na Figura .</text:span></text:p>
        <text:p text:style-name="P42"/>
        <text:p text:style-name="P44"/>
        <text:p text:style-name="P17"/>
        <text:list xml:id="list20248694915092" text:continue-numbering="true" text:style-name="Numbering_20_1">
          <text:list-item>
            <text:p text:style-name="P32">Discussão dos resultados</text:p>
          </text:list-item>
        </text:list>
        <text:p text:style-name="P18">Após os resultados do nosso programa vimos que conseguimos realizar o analisador léxico com sucesso, e que em nossos três testes conseguimos identificar e classificar todo o código-fonte. Podemos afirmar, que essa primeira etapa de identificar cada caractere, símbolo e classificar eles é uma tarefa bem simples. Além disso, tratamos de alguns casos especiais, como o de comentário no qual podemos ter comentário dentro de outro comentário, o de exponencial em que pode ter um “e” ou “E”, para representar a exponenciação. Caso esteja presente um comentário dentro de outro comentário ou uma exponenciação com um desses dois caracteres, o nosso analisador léxico conseguirá classificar cada um deles.</text:p>
        <text:list xml:id="list20247910619650" text:continue-numbering="true" text:style-name="Numbering_20_1">
          <text:list-item>
            <text:p text:style-name="P33">Conclusão</text:p>
          </text:list-item>
        </text:list>
        <text:p text:style-name="P9"><text:span text:style-name="T29">Concluimos, que essa primeira etapa para se construir um compilador é muito importante e fundamental. Isso porque, é o analisador léxico que vai colocar os </text:span><text:span text:style-name="T4">tokens </text:span><text:span text:style-name="T14">de</text:span><text:span text:style-name="T5"> </text:span><text:span text:style-name="T29">tipos, símbolos, identificadores, valores, comentários, espaços em branco, etc, em cada palavra ou caractere do código-fonte. Além disso, conseguimos perceber que esse passo para desenvolver um compilador é importante pelo fato que classificar de maneira errada nessa fase pode acarretar em danos nas próximas etapas. Isso porque se passarmos valores errados para o analisador sintático, com certeza ele gerará uma árvore errada.</text:span></text:p>
        <text:p text:style-name="P10"/>
        <text:list xml:id="list20247489455117" text:continue-numbering="true" text:style-name="Numbering_20_1">
          <text:list-item>
            <text:p text:style-name="P34">Referências</text:p>
          </text:list-item>
        </text:list>
        <text:p text:style-name="P25"><text:span text:style-name="T10">[1] </text:span><text:span text:style-name="T11">LOUDEN, K.C. Compiladores – Princípios e Práticas. Ed. Thomson Pioneira, 2004.</text:span><text:span text:style-name="T12">z</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svg:font-family="Courier" style:font-family-generic="modern"/>
    <style:font-face style:name="Times New Roman2" svg:font-family="'Times New Roman'" style:font-adornments="Regular" style:font-family-generic="roman"/>
    <style:font-face style:name="DejaVu Sans" svg:font-family="'DejaVu Sans', 'Times New Roman'"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Subtitle" style:class="chapter">
      <style:paragraph-properties fo:margin-top="0.847cm" fo:margin-bottom="0cm" loext:contextual-spacing="false" fo:text-align="center" style:justify-single-word="false" fo:keep-with-next="always"/>
      <style:text-properties style:font-name="Arial" fo:font-family="Arial" style:font-family-generic="swiss"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Body_20_Text_20_Indent_20_2" style:display-name="Body Text Indent 2"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199cm" fo:margin-bottom="0.101cm" loext: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RAG_3a_paragraph" style:display-name="RAG:paragraph" style:family="paragraph" style:parent-style-name="Standard" style:master-page-name="">
      <style:paragraph-properties fo:margin-left="0cm" fo:margin-right="0cm" fo:margin-top="0.21cm" fo:margin-bottom="0cm" loext:contextual-spacing="false" fo:line-height="150%" fo:text-align="justify" style:justify-single-word="false" fo:text-indent="1.251cm" style:auto-text-indent="false" style:page-number="auto"/>
      <style:text-properties fo:color="#000000" style:font-name="Times New Roman2" fo:font-family="'Times New Roman'" style:font-style-name="Regular" style:font-family-generic="roman" fo:language="pt" fo:country="BR"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cm" fo:margin-right="0cm" fo:margin-top="0.199cm" fo:margin-bottom="0cm" loext:contextual-spacing="false" fo:line-height="150%" fo:text-indent="0cm"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RAG_3a_referencia" style:display-name="RAG:referencia" style:family="paragraph" style:parent-style-name="Standard">
      <style:paragraph-properties fo:margin-left="0cm" fo:margin-right="0cm" fo:margin-top="0cm" fo:margin-bottom="0.499cm" loext:contextual-spacing="false" fo:line-height="100%" fo:text-align="justify" style:justify-single-word="false" fo:text-indent="0cm" style:auto-text-indent="false"/>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101cm" fo:margin-right="0cm" fo:margin-top="0.42cm" fo:margin-bottom="0.199cm" loext:contextual-spacing="false" fo:text-indent="0cm"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101cm" fo:margin-right="0cm" fo:text-indent="0cm" style:auto-text-indent="false"/>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cm" fo:margin-bottom="0.106cm" loext:contextual-spacing="false" fo:text-align="center" style:justify-single-word="false" fo:orphans="2" fo:widows="2"/>
      <style:text-properties style:use-window-font-color="true" style:font-name="Courier" fo:font-family="Courier" style:font-family-generic="modern"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cm" fo:margin-bottom="0.106cm" loext:contextual-spacing="false" fo:text-align="center" style:justify-single-word="false"/>
      <style:text-properties fo:font-size="10pt" fo:language="en" fo:country="GB"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212cm" fo:margin-bottom="0.212cm" loext:contextual-spacing="false" fo:text-align="center" style:justify-single-word="false" style:snap-to-layout-grid="false"/>
      <style:text-properties fo:font-size="11pt" fo:language="en" fo:country="GB" style:font-name-asian="Times New Roman" style:font-family-asian="'Times New Roman'" style:font-family-generic-asian="roman" style:font-pitch-asian="variable" style:font-size-asian="11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_28_user_29_" style:display-name="Table (user)" style:family="paragraph" style:parent-style-name="Caption"/>
    <style:style style:name="Frame_20_contents_20__28_user_29_" style:display-name="Frame contents (user)" style:family="paragraph" style:parent-style-name="Text_20_body_20__28_user_29_"/>
    <style:style style:name="First_20_line_20_indent_20__28_user_29_" style:display-name="First line indent (user)" style:family="paragraph" style:parent-style-name="Text_20_body_20__28_user_29_">
      <style:paragraph-properties fo:margin-left="0cm" fo:margin-right="0cm" fo:text-indent="0.499cm" style:auto-text-indent="false"/>
    </style:style>
    <style:style style:name="Illustration_20__28_user_29_" style:display-name="Illustration (user)" style:family="paragraph" style:parent-style-name="Caption"/>
    <style:style style:name="Heading_20_10_20__28_user_29_" style:display-name="Heading 10 (user)" style:family="paragraph" style:parent-style-name="Heading" style:next-style-name="Text_20_body_20__28_user_29_">
      <style:text-properties fo:font-weight="bold" style:font-weight-asian="bold" style:font-weight-complex="bold"/>
    </style:style>
    <style:style style:name="Horizontal_20_Line_20__28_user_29_" style:display-name="Horizontal Line (user)" style:family="paragraph" style:parent-style-name="Standard_20__28_user_29_" style:next-style-name="Text_20_body_20__28_user_29_">
      <style:paragraph-properties fo:margin-top="0cm" fo:margin-bottom="0.499cm" loext:contextual-spacing="false" fo:padding="0cm" fo:border="none" text:number-lines="false" text:line-number="0"/>
      <style:text-properties fo:font-size="6pt" style:font-size-asian="6pt" style:font-size-complex="6pt"/>
    </style:style>
    <style:style style:name="Table_20_Contents_20__28_user_29_" style:display-name="Table Contents (user)" style:family="paragraph" style:parent-style-name="Standard_20__28_user_29_">
      <style:paragraph-properties text:number-lines="false" text:line-number="0"/>
    </style:style>
    <style:style style:name="Número_20_de_20_página1" style:display-name="Número de página1" style:family="paragraph" style:parent-style-name="Standard_20__28_user_29_">
      <style:paragraph-properties fo:text-align="center" style:justify-single-word="false"/>
      <style:text-properties style:font-name="Times" fo:font-family="Times" style:font-pitch="variable" style:font-name-complex="Times" style:font-family-complex="Times" style:font-pitch-complex="variable"/>
    </style:style>
    <style:style style:name="Recuo_20_de_20_corpo_20_de_20_texto_20_2" style:display-name="Recuo de corpo de texto 2" style:family="paragraph" style:parent-style-name="Standard_20__28_user_29_">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Text_20_body_20_indent_20__28_user_29_" style:display-name="Text body indent (user)" style:family="paragraph" style:parent-style-name="Standard_20__28_user_29_">
      <style:paragraph-properties fo:margin-left="0cm" fo:margin-right="0cm" fo:text-align="justify" style:justify-single-word="false" fo:text-indent="0.432cm" style:auto-text-indent="false"/>
      <style:text-properties fo:font-size="10pt" style:font-size-asian="10pt"/>
    </style:style>
    <style:style style:name="Footnote_20__28_user_29__20__28_user_29_" style:display-name="Footnote (user) (user)" style:family="paragraph" style:parent-style-name="Standard_20__28_user_29_">
      <style:text-properties fo:font-size="8pt" style:font-size-asian="8pt"/>
    </style:style>
    <style:style style:name="Index_20__28_user_29_" style:display-name="Index (user)" style:family="paragraph" style:parent-style-name="Standard_20__28_user_29_">
      <style:paragraph-properties text:number-lines="false" text:line-number="0"/>
      <style:text-properties fo:font-size="12pt" style:font-size-asian="12pt"/>
    </style:style>
    <style:style style:name="Text_20_body_20__28_user_29_" style:display-name="Text body (user)" style:family="paragraph" style:parent-style-name="Standard_20__28_user_29_">
      <style:paragraph-properties fo:margin-top="0cm" fo:margin-bottom="0.212cm" loext:contextual-spacing="false"/>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Times New Roman'" style:font-pitch-asian="variable" style:font-size-asian="14pt" style:font-name-complex="DejaVu Sans" style:font-family-complex="'DejaVu Sans', 'Times New Roman'" style:font-pitch-complex="variable" style:font-size-complex="14pt"/>
    </style:style>
    <style:style style:name="Standard_20__28_user_29_" style:display-name="Standard (user)" style:family="paragraph">
      <style:paragraph-properties fo:text-align="justify" style:justify-single-word="false" fo:orphans="2" fo:widows="2" fo:hyphenation-ladder-count="no-limit" style:vertical-align="baseline"/>
      <style:text-properties style:use-window-font-color="true"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_20__28_user_29_" style:display-name="Numbering Symbols (user)" style:family="text"/>
    <style:style style:name="Footnote_20_anchor_20__28_user_29_" style:display-name="Footnote anchor (user)" style:family="text">
      <style:text-properties style:text-position="super 58%"/>
    </style:style>
    <style:style style:name="Footnote_20_Symbol_20__28_user_29_" style:display-name="Footnote Symbol (user)" style:family="text"/>
    <style:style style:name="Fonte_20_parág._20_padrão" style:display-name="Fonte parág. padrão" style:family="text"/>
    <style:style style:name="WW8Num4z0" style:family="text">
      <style:text-properties style:font-name="StarSymbol" fo:font-family="StarSymbol" style:font-name-complex="StarSymbol" style:font-family-complex="StarSymbol"/>
    </style:style>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text:style-name="WW8Num1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8Num1z1"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text:style-name="WW8Num1z2"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text:style-name="WW8Num1z4"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text:style-name="WW8Num1z5"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text:style-name="WW8Num1z7"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text:style-name="WW8Num1z8"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3cm" fo:margin-left="3cm"/>
        </style:list-level-properties>
      </text:list-level-style-number>
      <text:list-level-style-number text:level="2" text:style-name="WW8Num2z1"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text:style-name="WW8Num2z2"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text:style-name="WW8Num2z3"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text:style-name="WW8Num2z4"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text:style-name="WW8Num2z5"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text:style-name="WW8Num2z6"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text:style-name="WW8Num2z7"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text:style-name="WW8Num2z8"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8Num3z1"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WW8Num3z2"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WW8Num3z3"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WW8Num3z4"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WW8Num3z5"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WW8Num3z6"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WW8Num3z7"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WW8Num3z8"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8Num4z0" style:num-suffix="."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8Num4z0" style:num-suffix="."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8Num4z0" style:num-suffix="."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8Num4z0" style:num-suffix="."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8Num4z0" style:num-suffix="."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8Num4z0" style:num-suffix="."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51pt solid #000000" style:shadow="none"/>
      <style:text-properties officeooo:paragraph-rsid="0021d881"/>
    </style:style>
    <style:style style:name="MP2" style:family="paragraph" style:parent-style-name="Footer">
      <style:paragraph-properties fo:text-align="center" style:justify-single-word="false" fo:padding="0cm" fo:border-left="none" fo:border-right="none" fo:border-top="0.51pt solid #000000" fo:border-bottom="none" style:shadow="none"/>
    </style:style>
    <style:style style:name="MT1" style:family="text">
      <style:text-properties officeooo:rsid="0021ae53"/>
    </style:style>
    <style:style style:name="MT2" style:family="text">
      <style:text-properties officeooo:rsid="001fed77"/>
    </style:style>
    <style:page-layout style:name="Mpm1">
      <style:page-layout-properties fo:page-width="21.59cm" fo:page-height="27.94cm" style:num-format="1" style:print-orientation="portrait" fo:margin-top="2.499cm" fo:margin-bottom="2.499cm" fo:margin-left="2.499cm" fo:margin-right="2.499cm" style:shadow="none" style:writing-mode="lr-tb" style:layout-grid-color="#c0c0c0" style:layout-grid-lines="35"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Analisador sintático</text:span><text:tab/><text:tab/><text:span text:style-name="MT2">BCC36B – Compiladores</text:span></text:p>
      </style:header>
      <style:footer>
        <text:p text:style-name="MP2"><text:page-number text:select-page="current">2</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title>Modelo de Artigo</dc:title>
    <meta:initial-creator>rogerio</meta:initial-creator>
    <meta:creation-date>2008-06-04T09:56:03</meta:creation-date>
    <dc:date>2017-05-17T02:02:45.080777904</dc:date>
    <meta:editing-cycles>564</meta:editing-cycles>
    <meta:editing-duration>P2DT14H51M4S</meta:editing-duration>
    <meta:document-statistic meta:table-count="0" meta:image-count="0" meta:object-count="0" meta:page-count="2" meta:paragraph-count="27" meta:word-count="1013" meta:character-count="6355" meta:non-whitespace-character-count="5367"/>
    <meta:user-defined meta:name="Informações 1"/>
    <meta:user-defined meta:name="Informações 2"/>
    <meta:user-defined meta:name="Informações 3"/>
    <meta:user-defined meta:name="Informações 4"/>
  </office:meta>
</office:document-meta>
</file>